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MPIRE CAYRA, FELICIANO FAUSTO</text:p>
            <text:p text:style-name="P5"><text:span text:style-name="T15">Dni</text:span><text:span text:style-name="T14">:4040094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MPIRE CAYRA, FELICIANO FAUS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5</text:p>
          </table:table-cell>
          <table:table-cell table:style-name="Tableau1.D2" office:value-type="string">
            <text:p text:style-name="P18">18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80164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39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ROBERT CARRASC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3:40:0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